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2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118cm"/>
    </style:style>
    <style:style style:name="co5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8aa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ALUMNO/A: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P1 (-1 punto)</text:p>
          </table:table-cell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P2 (-3 puntos)</text:p>
          </table:table-cell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P3 (suspenso)</text:p>
          </table:table-cell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" calcext:value-type="float">
            <text:p>0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0" calcext:value-type="float">
            <text:p>0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0" calcext:value-type="float">
            <text:p>0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0" calcext:value-type="float">
            <text:p>0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0" calcext:value-type="float">
            <text:p>0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" calcext:value-type="float">
            <text:p>0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0" calcext:value-type="float">
            <text:p>0,00</text:p>
          </table:table-cell>
          <table:table-cell table:style-name="ce15"/>
          <table:table-cell table:number-columns-repeated="2"/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1:04:32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2-02T01:07:15.150000000</dc:date>
    <meta:editing-duration>PT1H53M11S</meta:editing-duration>
    <meta:editing-cycles>13</meta:editing-cycles>
    <meta:document-statistic meta:table-count="1" meta:cell-count="93" meta:object-count="0"/>
  </office:meta>
</office:document-meta>
</file>